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B3000003BA6779C12E56063CF3.png" manifest:media-type="image/png"/>
  <manifest:file-entry manifest:full-path="Pictures/1000000000000399000003BAF543F70EE081BB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k Mukta1" svg:font-family="'Ek Mukta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0.0484in" svg:y="-0.7874in" svg:width="6.9252in" svg:height="7.1728in" draw:z-index="1"><draw:image xlink:href="Pictures/1000000000000399000003BAF543F70EE081BB71.png" xlink:type="simple" xlink:show="embed" xlink:actuate="onLoad" loext:mime-type="image/png"/></draw:frame><draw:frame draw:style-name="fr1" draw:name="Image2" text:anchor-type="paragraph" svg:x="0.1709in" svg:y="2.9425in" svg:width="6.8339in" svg:height="6.7508in" draw:z-index="0"><draw:image xlink:href="Pictures/10000000000003B3000003BA6779C12E56063CF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k Mukta1" svg:font-family="'Ek Mukta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dobe Blank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dobe Blank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20:31:17.855653639</meta:creation-date>
    <dc:date>2019-05-06T20:55:13.321250793</dc:date>
    <meta:editing-duration>PT2M35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2.2.2$Linux_X86_64 LibreOffice_project/20$Build-2</meta:generator>
  </office:meta>
</office:document-meta>
</file>